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3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0" style:family="paragraph" style:parent-style-name="Text_20_body">
      <style:paragraph-properties fo:text-align="justify" style:justify-single-word="false"/>
    </style:style>
    <style:style style:name="P51" style:family="paragraph" style:parent-style-name="Text_20_body">
      <loext:graphic-properties draw:fill="solid" draw:fill-color="#eeeeee" draw:opacity="100%"/>
      <style:paragraph-properties fo:background-color="#eeeeee"/>
    </style:style>
    <style:style style:name="P52" style:family="paragraph" style:parent-style-name="Text_20_body">
      <loext:graphic-properties draw:fill="solid" draw:fill-color="#eeeeee" draw:opacity="100%"/>
      <style:paragraph-properties fo:background-color="#eeeeee"/>
      <style:text-properties fo:language="ru" fo:country="RU"/>
    </style:style>
    <style:style style:name="P5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4" style:family="paragraph" style:parent-style-name="Text_20_body">
      <loext:graphic-properties draw:fill="solid" draw:fill-color="#eeeeee" draw:opacity="100%"/>
      <style:paragraph-properties fo:background-color="#eeeeee"/>
      <style:text-properties fo:color="#ff6600" fo:language="ru" fo:country="RU"/>
    </style:style>
    <style:style style:name="P55" style:family="paragraph" style:parent-style-name="First_20_line_20_indent">
      <loext:graphic-properties draw:fill="solid" draw:fill-color="#eeeeee" draw:opacity="100%"/>
      <style:paragraph-properties fo:background-color="#eeeeee"/>
      <style:text-properties fo:language="ru" fo:country="RU"/>
    </style:style>
    <style:style style:name="P5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align="justify" style:justify-single-word="false" fo:text-indent="0in" style:auto-text-indent="false"/>
      <style:text-properties fo:color="#800000"/>
    </style:style>
    <style:style style:name="P59" style:family="paragraph" style:parent-style-name="Text_20_body">
      <style:paragraph-properties fo:margin-left="0in" fo:margin-right="0in" fo:text-align="center" style:justify-single-word="false" fo:text-indent="0in" style:auto-text-indent="false"/>
    </style:style>
    <style:style style:name="P6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7" style:family="paragraph" style:parent-style-name="Text_20_body" style:list-style-name="L1">
      <style:paragraph-properties fo:text-align="justify" style:justify-single-word="false"/>
    </style:style>
    <style:style style:name="P78" style:family="paragraph" style:parent-style-name="Text_20_body" style:list-style-name="L1">
      <style:paragraph-properties fo:text-align="justify" style:justify-single-word="false"/>
      <style:text-properties fo:language="ru" fo:country="RU"/>
    </style:style>
    <style:style style:name="P79" style:family="paragraph" style:parent-style-name="Text_20_body" style:list-style-name="L2">
      <style:paragraph-properties fo:text-align="justify" style:justify-single-word="false"/>
      <style:text-properties fo:language="ru" fo:country="RU"/>
    </style:style>
    <style:style style:name="P80" style:family="paragraph" style:parent-style-name="Text_20_body" style:list-style-name="L3">
      <style:text-properties fo:language="ru" fo:country="RU"/>
    </style:style>
    <style:style style:name="P81"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20ed07"/>
    </style:style>
    <style:style style:name="P84" style:family="paragraph" style:parent-style-name="Text_20_body">
      <style:paragraph-properties fo:margin-left="0in" fo:margin-right="0in" fo:text-align="justify" style:justify-single-word="false" fo:text-indent="0.1965in" style:auto-text-indent="false"/>
      <style:text-properties fo:language="ru" fo:country="RU" officeooo:rsid="001f14fc" officeooo:paragraph-rsid="001f14fc"/>
    </style:style>
    <style:style style:name="P85" style:family="paragraph" style:parent-style-name="Text_20_body">
      <style:paragraph-properties fo:margin-left="0in" fo:margin-right="0in" fo:text-align="justify" style:justify-single-word="false" fo:text-indent="0.1965in" style:auto-text-indent="false"/>
      <style:text-properties fo:language="ru" fo:country="RU" officeooo:rsid="0020ed07" officeooo:paragraph-rsid="0020ed07"/>
    </style:style>
    <style:style style:name="P8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0" style:family="paragraph" style:parent-style-name="Heading_20_2">
      <loext:graphic-properties draw:fill="solid" draw:fill-color="#eeeeee" draw:opacity="100%"/>
      <style:paragraph-properties fo:background-color="#eeeeee"/>
    </style:style>
    <style:style style:name="P91" style:family="paragraph" style:parent-style-name="Heading_20_2">
      <loext:graphic-properties draw:fill="solid" draw:fill-color="#eeeeee" draw:opacity="100%"/>
      <style:paragraph-properties fo:background-color="#eeeeee"/>
      <style:text-properties fo:language="ru" fo:country="RU"/>
    </style:style>
    <style:style style:name="P92" style:family="paragraph" style:parent-style-name="Heading_20_1">
      <loext:graphic-properties draw:fill="solid" draw:fill-color="#eeeeee" draw:opacity="100%"/>
      <style:paragraph-properties fo:background-color="#eeeeee"/>
    </style:style>
    <style:style style:name="P93" style:family="paragraph" style:parent-style-name="Heading_20_1">
      <style:paragraph-properties fo:margin-left="0in" fo:margin-right="0in" fo:text-align="center" style:justify-single-word="false" fo:text-indent="0.1965in" style:auto-text-indent="false"/>
    </style:style>
    <style:style style:name="P9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en" fo:country="US"/>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fo:color="#c5000b"/>
    </style:style>
    <style:style style:name="T20" style:family="text">
      <style:text-properties fo:language="fr" fo:country="FR"/>
    </style:style>
    <style:style style:name="T21" style:family="text">
      <style:text-properties officeooo:rsid="001f14fc"/>
    </style:style>
    <style:style style:name="T22" style:family="text">
      <style:text-properties officeooo:rsid="0020ed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97232531390403720" text:style-name="L1">
        <text:list-item>
          <text:p text:style-name="P77">добавить детектив <text:span text:style-name="T1">(реализовано)</text:span>+ магические уроки/трактаты Старсвирла</text:p>
        </text:list-item>
        <text:list-item>
          <text:p text:style-name="P78">Терра несколько раз пытается убить Макса (один раз — в аквапарке). Несколько раз Макса спасает Селестия (даёт приказы Нексусу)</text:p>
        </text:list-item>
        <text:list-item>
          <text:p text:style-name="P78">Книги:</text:p>
        </text:list-item>
      </text:list>
      <text:list xml:id="list3527551554959505693" text:style-name="L2">
        <text:list-item>
          <text:p text:style-name="P79">«Великие грифоны прошлого» - из канона (5<text:span text:style-name="T3">s8e)</text:span></text:p>
        </text:list-item>
        <text:list-item>
          <text:p text:style-name="P79">«Высшие заклинания в повседневном использовании: от песчинки до дворца»</text:p>
        </text:list-item>
        <text:list-item>
          <text:p text:style-name="P79">«Малоизвестные аспекты магии трансформаций»</text:p>
        </text:list-item>
        <text:list-item>
          <text:p text:style-name="P7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9">Дасти Вейфарер «Зебрианская культура, быт и фольклор»</text:p>
        </text:list-item>
        <text:list-item>
          <text:p text:style-name="P79">«Краткая история Эквестрии»</text:p>
        </text:list-item>
        <text:list-item>
          <text:p text:style-name="P79">«Шедевры архитектуры Эквестрии» с разделом о Кантерлотском Королевском Дворце</text:p>
        </text:list-item>
        <text:list-item>
          <text:p text:style-name="P79">«Великие дела и великие чары». Страница 893: …</text:p>
        </text:list-item>
        <text:list-item>
          <text:p text:style-name="P79">Трактат Свирла Бородатого “Основы магического искусства” <text:span text:style-name="T3">(</text:span>моё)</text:p>
        </text:list-item>
        <text:list-item>
          <text:p text:style-name="P79">«Природа Проклятий» - обмен</text:p>
        </text:list-item>
        <text:list-item>
          <text:p text:style-name="P79">«Магия для Чайников» - обмен</text:p>
        </text:list-item>
        <text:list-item>
          <text:p text:style-name="P79">«Энциклопедия Арканум» - обмен</text:p>
        </text:list-item>
        <text:list-item>
          <text:p text:style-name="P79"><text:soft-page-break/>«О Гейсах» - обмен</text:p>
        </text:list-item>
        <text:list-item>
          <text:p text:style-name="P79">«Тайны Тайных Наук» - обмен</text:p>
        </text:list-item>
        <text:list-item>
          <text:p text:style-name="P79">«Основы Заклятий» - обмен</text:p>
        </text:list-item>
        <text:list-item>
          <text:p text:style-name="P7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742956906699123357" text:style-name="L3">
        <text:list-item>
          <text:p text:style-name="P8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0">Селестия — переменчивая пони. В одно время не строгая, а в другое может быть такой, что страшно становится</text:p>
        </text:list-item>
        <text:list-item>
          <text:p text:style-name="P8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0">Около 820-ти лет назад будущий маг Лайтнинг Стар поступил на обучение к наставнику Тииспоту</text:p>
        </text:list-item>
        <text:list-item>
          <text:p text:style-name="P8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0">У Селестии грива и хвост развеваются и переливаются от магического шампуня</text:p>
        </text:list-item>
        <text:list-item>
          <text:p text:style-name="P80">Тело Селестии очень крепкое — может выдержать несколько тонн земли</text:p>
        </text:list-item>
        <text:list-item>
          <text:p text:style-name="P80">Дискорд намного старше принцесс, его магия сильнее ихней на голову</text:p>
        </text:list-item>
        <text:list-item>
          <text:p text:style-name="P80">Луна младше Селестии на 3 года. Сёстрам около 5000 лет. По другим данным, Селестии около 2500 лет.</text:p>
        </text:list-item>
        <text:list-item>
          <text:p text:style-name="P80">Принцессы начали войну с Дискордом в возрасте, когда им было около 700 лет — и продолжалась война почти сто лет</text:p>
        </text:list-item>
        <text:list-item>
          <text:p text:style-name="P80">Самый главный враг сестёр и Дискорда — скука</text:p>
        </text:list-item>
        <text:list-item>
          <text:p text:style-name="P80">В Эквестрии на одного жеребца приходится четыре - пять кобыл</text:p>
        </text:list-item>
        <text:list-item>
          <text:p text:style-name="P8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0">Селестия в первые полторы тысячи лет путешествовала — и заварила несколько войн (две — с Эквестрией, в одной была против Луны)</text:p>
        </text:list-item>
        <text:list-item>
          <text:p text:style-name="P80"><text:soft-page-break/>Настоящий цвет гривы Селестии — клубнично-розовая. Радужный цвет гривы и хвоста поддерживается магией</text:p>
        </text:list-item>
        <text:list-item>
          <text:p text:style-name="P80">Кроме Дискорда, старше сестёр ещё старейшина драконов</text:p>
        </text:list-item>
        <text:list-item>
          <text:p text:style-name="P80">Кэйденс не прожила и 60-ти лет и является низкорожденной</text:p>
        </text:list-item>
        <text:list-item>
          <text:p text:style-name="P8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0">Народ тихо фигел от нововведений и с ещё большим ожесточением продолжал делать по-своему</text:p>
        </text:list-item>
        <text:list-item>
          <text:p text:style-name="P8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0">Когда пони женятся, они обмениваются ножными браслетами</text:p>
        </text:list-item>
        <text:list-item>
          <text:p text:style-name="P80">Светилами, кроме сестёр, могут управлять единороги (группы), Дискорд, Твайлайт и Старсвирл</text:p>
        </text:list-item>
        <text:list-item>
          <text:p text:style-name="P80">Королева Кризалис — правительница Зелёной Долины</text:p>
        </text:list-item>
        <text:list-item>
          <text:p text:style-name="P80">Мать Луны и Селестии — аликорн Лорен. Мать Дискорда — Алиса (пони-человек)</text:p>
        </text:list-item>
        <text:list-item>
          <text:p text:style-name="P8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0">Искусственный интеллект. Создан Владом и Максом. Разработан для управления корпорациями.</text:p>
      <text:h text:style-name="Heading_20_3" text:outline-level="3">Селестия</text:h>
      <text:p text:style-name="P5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0">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text:soft-page-break/></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text:soft-page-break/>В уголке <text:span text:style-name="T3">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3">&gt;\</text:span>Привет, Нексус. Это Макс.</text:p>
      <text:p text:style-name="P32"><text:span text:style-name="T3">&lt;\</text:span>Привет Макс. <text:span text:style-name="T1">Рад тебя видеть. Где ты отсутствовал три дня?</text:span></text:p>
      <text:p text:style-name="P3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3">&gt;\</text:span>Как называется наш проект?</text:p>
      <text:p text:style-name="P32"><text:span text:style-name="T3">&lt;\</text:span>Дайсон.</text:p>
      <text:p text:style-name="P32"><text:span text:style-name="T3">&gt;\</text:span>Сколько тебе лет?</text:p>
      <text:p text:style-name="P32"><text:span text:style-name="T3">&lt;\</text:span>Два года с начала запуска кластера.</text:p>
      <text:p text:style-name="P32"><text:span text:style-name="T3">&gt;\</text:span>Какой сейчас год?</text:p>
      <text:p text:style-name="P32"><text:span text:style-name="T3">&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3">&gt;\</text:span>Нексус, отключи память <text:span text:style-name="T1">заданий</text:span> за последнюю неделю.</text:p>
      <text:p text:style-name="P32"><text:span text:style-name="T3">&lt;\</text:span>Выполнено.</text:p>
      <text:p text:style-name="P3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3">&gt;</text:span>\Нексус, почему ты используешь жёсткие настройки <text:span text:style-name="T1">для решения задачи</text:span>?</text:p>
      <text:p text:style-name="P32"><text:span text:style-name="T3">&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30">Ага, уже теплее.</text:p>
      <text:p text:style-name="P30"/>
      <text:p text:style-name="P32"><text:span text:style-name="T3">&gt;</text:span>\Нексус, выдай <text:span text:style-name="T1">краткую </text:span>диагностику модулей <text:span text:style-name="T1">аналитики</text:span></text:p>
      <text:p text:style-name="P30"/>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3">–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3">.</text:span></text:p>
      <text:p text:style-name="P36">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text:soft-page-break/>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ат!</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17">ворил </text:span><text:span text:style-name="T2">—</text:span><text:span text:style-name="T1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6">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7">А у нас получается... </text:span><text:span text:style-name="T2">–</text:span><text:span text:style-name="T1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8">AI <text:span text:style-name="T2">– </text:span><text:span text:style-name="T1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5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7">, </text:span><text:span text:style-name="T2">а от снотворного таких глюков у меня ни разу не было</text:span><text:span text:style-name="T1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1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5">упер</text:span>…</text:p>
      <text:p text:style-name="P5"><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0">Jack of Hearts</text:span><text:span text:style-name="T20"><text:note text:id="ftn7" text:note-class="footnote"><text:note-citation>7</text:note-citation><text:note-body><text:p text:style-name="Footnote"><text:bookmark text:name="result_box1"/><text:span text:style-name="T20">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9">(Спи, подруга удалая/молодая/)</text:span><text:span text:style-name="T1"><text:line-break/>Крыльями тебя укрою,<text:line-break/>Спи. Усни.</text:span></text:p><text:p text:style-name="P69"><text:line-break/>В чаще тёмной волки воют,<text:line-break/>Спи. Усни.<text:line-break/>В мрачном замке духи ноют,<text:line-break/>Спи. Усни.</text:p><text:p text:style-name="P69"/><text:p text:style-name="P69"><text:tab/>Сказки вечность нам читает,<text:line-break/>Спи. Усни.<text:line-break/>День осенний угасает,<text:line-break/>Спи. Усни.<text:line-break/><text:line-break/>Помни только в сне глубоком,</text:p><text:p text:style-name="P69"><text:tab/>В сне прекрасном и далёком,<text:line-break/>Если слышишь зов сестры —</text:p><text:p text:style-name="P69"><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5">–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огнулись. Мотнув головой, она с усилием поднялась — и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8">сухо</text:span>.</text:p>
      <text:p text:style-name="P5">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text:span text:style-name="T21">и</text:span> Селестия, до сих пор лежавшая без движения, заскользила по наклонной плоскости, прижа<text:span text:style-name="T21">в</text:span> меня к поручню. <text:span text:style-name="T21">Поручень тут же с громким треском отломился от платформы. Я сжался в ожидании, что меня прижмёт к колючкам, торчащим между спиц.</text:span></text:p>
      <text:p text:style-name="P85">Что-то схватило меня за шиворот и потащило назад.</text:p>
      <text:p text:style-name="P85">Открыв глаза, я обнаружил Луну, схватившую меня зубами за воротник. Она переступила передними ногами через сестру, заблокировав её скольжение к краю. Широко расставив задние ноги и помогая себе крыльями, она балансировала на пологой поверхности, не давая нам упасть. </text:p>
      <text:p text:style-name="P84">Пегасы молотили крыльями, пытаясь <text:span text:style-name="T22">прорваться к близкому берегу.</text:span></text:p>
      <text:p text:style-name="P83">Снова хлопок, но какой-то нечёткий, двойной. <text:span text:style-name="T22">Пегасы увернулись от первой лианы, но колючий клубок второй достиг цели. Плеть ударила в Кимеринна, выбив из него дыхание и обернувшись удушающей петлёй вокруг тела.</text:span></text:p>
      <text:p text:style-name="P83"><text:span text:style-name="T22">Тройка</text:span> скакунов молча ускорилась, а их попавшийся собрат бился в <text:span text:style-name="T22">объятиях</text:span> <text:span text:style-name="T22">лозы</text:span> как мотылёк в паутине.</text:p>
      <text:p text:style-name="P5"/>
      <text:p text:style-name="P5"><text:s/></text:p>
      <text:p text:style-name="P5"/>
      <text:p text:style-name="P2"/>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заднюю пару упряжных пегасов.</text:p>
      <text:p text:style-name="P2"><text:soft-page-break/>Это было ошибкой.</text:p>
      <text:p text:style-name="P14">&lt;<text:span text:style-name="T9">Дискорд не любил Кимеринна, как соперника за обладание Луной., но попытался его спасти и винит себя, что не смог помочь.</text:span>&gt;</text:p>
      <text:p text:style-name="P5"/>
      <text:p text:style-name="P1"><text:span text:style-name="T13">–</text:span><text:span text:style-name="T11"> Похоже, он</text:span><text:span text:style-name="T12">и</text:span><text:span text:style-name="T11"> приближаются! </text:span><text:span text:style-name="T12">– </text:span><text:span text:style-name="T1">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5"/>
      <text:p text:style-name="P2"/>
      <text:p text:style-name="P2">мелко молотя чахлыми крылышками, на повозку спикировал Дискорд. <text:span text:style-name="T1">–</text:span> </text:p>
      <text:p text:style-name="P2">, </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text:p>
      <text:p text:style-name="P5"/>
      <text:p text:style-name="P5">По мере подъёма стало видно, что замок, фактически, расположен на островке, со всех сторон окружённом болотом.</text:p>
      <text:p text:style-name="P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
      <text:p text:style-name="P2"><text:soft-page-break/>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
      <text:p text:style-name="P2"/>
      <text:p text:style-name="P14"/>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text:soft-page-break/>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P90" text:outline-level="2">Кантерлот</text:h>
      <text:p text:style-name="P54">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text:soft-page-break/>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3">”</text:span></text:p>
      <text:p text:style-name="P17">Есть четыре предела магии: </text:p>
      <text:list xml:id="list178340114714181902" text:style-name="L4">
        <text:list-item>
          <text:p text:style-name="P8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text:soft-page-break/>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oft-page-break/><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8"> - А почему ты смеялась, когда я обблевал тебе копыто?</text:span></text:p>
      <text:p text:style-name="P14"><text:span text:style-name="T8">-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90" text:outline-level="2">Рассказ Селестии <text:span text:style-name="T8">(“1001 ночь”)</text:span></text:h>
      <text:p text:style-name="P6"/>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text:soft-page-break/>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oft-page-break/><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text:soft-page-break/>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90" text:outline-level="2">Рейд пони-рэйнджеров</text:h>
      <text:p text:style-name="P2"/>
      <text:p text:style-name="P23">(леденящий душу триллер, музыка тревожная)</text:p>
      <text:p text:style-name="P6">&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text:soft-page-break/>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oft-page-break/><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text:soft-page-break/>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oft-page-break/><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90"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8">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oft-page-break/><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oft-page-break/><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oft-page-break/><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8">34 - утерянная глава </text:span><text:span text:style-name="T3">&gt;</text:span></text:p>
      <text:p text:style-name="P2"><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text:soft-page-break/>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90" text:outline-level="2">В библиотеке замка Селестии</text:h>
      <text:p text:style-name="P51"/>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oft-page-break/><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28">–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text:soft-page-break/></text:p>
      <text:h text:style-name="P9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oft-page-break/><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oft-page-break/><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text:soft-page-break/>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9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oft-page-break/><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oft-page-break/><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text:soft-page-break/>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0" text:outline-level="2">Первый сеанс двойного сна. Рэрити</text:h>
      <text:p text:style-name="P2"/>
      <text:p text:style-name="P2"><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0" text:outline-level="2">Сон Макса</text:h>
      <text:p text:style-name="P51"/>
      <text:p text:style-name="P2"><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3">–</text:span> Готова, <text:span text:style-name="T3">–</text:span> процедила она.</text:p>
      <text:p text:style-name="P2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oft-page-break/><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8">Как возникли пегасы и единороги.</text:span></text:p>
      <text:p text:style-name="P2"><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oft-page-break/><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3">&gt;</text:span></text:p>
      <text:p text:style-name="P2"/>
      <text:h text:style-name="P9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8">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oft-page-break/><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8">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text:soft-page-break/>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text:soft-page-break/>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text:soft-page-break/>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8">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9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8">Вкратце суть сна Рэрити.</text:span></text:p>
      <text:p text:style-name="P2"><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text:span text:style-name="T8">В конце-концов Макс проснётся на Земле, всё это ему приснится и он быстро забудет этот сон. По </text:span><text:soft-page-break/><text:span text:style-name="T8">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8">согласовать с тем, что говорил Анакорн о Р/Д</text:span><text:span text:style-name="T3">&gt;</text:span>). </text:p>
      <text:p text:style-name="P2">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oft-page-break/><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8">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8">Кто следующий готов рассказывать?</text:span></text:p>
      <text:p text:style-name="P25">Пинки дёрнулась на месте, но промолчала.</text:p>
      <text:p text:style-name="P2"><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
      <text:p text:style-name="P2"><text:span text:style-name="T3">&lt;</text:span><text:span text:style-name="T8">Сон РД:</text:span></text:p>
      <text:p text:style-name="P2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8">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9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3">–</text:span> А водку у вас принято пить?</text:p>
      <text:p text:style-name="P2"><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17">“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9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9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8">Концепция абсолютного зла. Вычеркнуть кого-то из бытия.</text:span></text:p>
      <text:p text:style-name="P2"><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
      <text:h text:style-name="P90"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oft-page-break/><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text:soft-page-break/></text:p>
      <text:p text:style-name="P2"><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
      <text:h text:style-name="P90" text:outline-level="2">Исчезновение Селестии</text:h>
      <text:p text:style-name="P25">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text:soft-page-break/>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0" text:outline-level="2">Поиск решения</text:h>
      <text:p text:style-name="P51"/>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
      <text:h text:style-name="P9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8">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text:soft-page-break/>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8">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9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text:soft-page-break/>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17">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text:soft-page-break/>–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9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8">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90" text:outline-level="2">След?</text:h>
      <text:p text:style-name="P51"/>
      <text:p text:style-name="P2"><text:span text:style-name="T3">&lt;</text:span><text:span text:style-name="T8">сначала эпизод - проверка сумки в серверной</text:span><text:span text:style-name="T3">&gt;</text:span></text:p>
      <text:p text:style-name="P2"><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text:soft-page-break/>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8">“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8">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text:soft-page-break/>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0" text:outline-level="2">Озарение</text:h>
      <text:p text:style-name="P2"/>
      <text:p text:style-name="P2"><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0"/>
      <text:p text:style-name="P4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0"/>
      <text:p text:style-name="P37">Разговор не клеился.</text:p>
      <text:p text:style-name="P4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0"><text:span text:style-name="T3">–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0"><text:span text:style-name="T3">– </text:span>Ну хорошо. Убедила. В конце-концов, можем поступить так. Вы с Флатти вернётесь обратно а я продолжу поиски здесь.</text:p>
      <text:p text:style-name="P4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0"><text:span text:style-name="T3">– </text:span>Вы можете связываться со мной раз в месяц по коридору.</text:p>
      <text:p text:style-name="P4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0">Эпплджек недоверчиво хмыкнула.</text:p>
      <text:p text:style-name="P4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0"><text:span text:style-name="T3">– </text:span>Конечно оставаться. Кто ещё, кроме нас, может найти её?</text:p>
      <text:p text:style-name="P40"><text:span text:style-name="T3">– </text:span>Я думал, ты не сможешь оставить Энджела и всех остальных надолго.</text:p>
      <text:p text:style-name="P4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5"><text:span text:style-name="T3">– </text:span>Извини, Флаттершай, забылся.</text:p>
      <text:p text:style-name="P45"><text:span text:style-name="T3">– </text:span>Та ладно, я ж не против, – возразила Эпплджек. – Не парься, Флатти. Было б хуже, если б он <text:s/>назвал меня Эпплджек на людях.</text:p>
      <text:p text:style-name="P45"><text:span text:style-name="T3">– </text:span>Ты так... – запнулась Флаттершай. – Так быстро забыла свою ферму. И...</text:p>
      <text:p text:style-name="P45"><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5"><text:span text:style-name="T3">– </text:span>Как ты можешь так говорить? – расплакалась Флаттершай.</text:p>
      <text:p text:style-name="P45"><text:span text:style-name="T3">– </text:span>Эй, девушки, не ссорьтесь! Мы — одна команда! И надеюсь, останемся ею и в дальнейшем. </text:p>
      <text:list xml:id="list1423895996551279864" text:style-name="L5">
        <text:list-header>
          <text:p text:style-name="P8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5"><text:span text:style-name="T3">– </text:span>А если нет? – Эпплджек смотрела мне мне прямо в глаза.</text:p>
      <text:list xml:id="list191230954187555" text:continue-numbering="true" text:style-name="L5">
        <text:list-header>
          <text:p text:style-name="P86"><text:soft-page-break/>Я молча пожал плечами. Эпплджек уверенно продолжила.</text:p>
        </text:list-header>
      </text:list>
      <text:p text:style-name="P45"><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5"><text:span text:style-name="T3">– </text:span>Спасибо, ЭйДжей.</text:p>
      <text:p text:style-name="P45"><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230583746088" text:continue-numbering="true" text:style-name="L5">
        <text:list-header>
          <text:p text:style-name="P86">Флаттершай пробормотала нечто, показавшееся мне знакомым.</text:p>
        </text:list-header>
      </text:list>
      <text:p text:style-name="P45"><text:span text:style-name="T3">– </text:span>Флатти, ты что-то сказала? Я не расслышал.</text:p>
      <text:p text:style-name="P45"><text:span text:style-name="T3">– </text:span>Намерение Изменяет Реальность.</text:p>
      <text:p text:style-name="P45"><text:span text:style-name="T3">– </text:span>Эээ. А где ты слышала эту фразу, если не секрет?</text:p>
      <text:p text:style-name="P45"><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230197366520" text:continue-numbering="true" text:style-name="L5">
        <text:list-header>
          <text:p text:style-name="P86">У меня как будто вспыхнула лампочка в мозгу. Кирпичики быстро выстраивались в целостную картину. Я ринулся в прихожую.</text:p>
        </text:list-header>
      </text:list>
      <text:p text:style-name="P45"><text:span text:style-name="T3">– </text:span>Флатти, ЭйДжей, буду через час. Ждите!</text:p>
      <text:p text:style-name="P40"/>
      <text:h text:style-name="P91" text:outline-level="2">Почти.</text:h>
      <text:p text:style-name="P52"/>
      <text:p text:style-name="P45">В офисе меня встретил лыбящийся Стас.</text:p>
      <text:p text:style-name="P4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5">Я уставился на Стаса и он, захлёбываясь от торопливости, начал <text:span text:style-name="T3">расказывать</text:span>.</text:p>
      <text:p text:style-name="P4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5">– Ты его уничтожил?</text:p>
      <text:p text:style-name="P45">– Кого?</text:p>
      <text:p text:style-name="P45">– Этический модуль. Селестию.</text:p>
      <text:p text:style-name="P4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5">– Ты его уничтожил?</text:p>
      <text:p text:style-name="P4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5"><text:soft-page-break/>– То есть, на домашнем компьютере Влада модуль работает и дальше?</text:p>
      <text:p text:style-name="P45">– Ага. К нему-то у меня доступа нету. Но в кластер к Нексусу он больше не пролезет.</text:p>
      <text:p text:style-name="P45">– Спасибо, Стас. Ты молодец.</text:p>
      <text:p text:style-name="P45">Ниточка, чуть было не прервавшаяся в офисе, повела в квартиру Влада.</text:p>
      <text:p text:style-name="P45"/>
      <text:h text:style-name="P91" text:outline-level="2">Дискорд</text:h>
      <text:p text:style-name="P51"/>
      <text:p text:style-name="P52">Девушки поспешно собирались, пока я растолковывал им задачу.</text:p>
      <text:p text:style-name="P5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2"><text:span text:style-name="T3">– </text:span>Это тот твой приятель, который разбился с полгода назад? – спросила Эпплджек.</text:p>
      <text:p text:style-name="P52"><text:span text:style-name="T3">– </text:span>Да, это он.</text:p>
      <text:p text:style-name="P52"><text:span text:style-name="T3">– </text:span>А как мы попадём в его квартиру? Там сейчас кто-то живёт? – Флаттершай прыгала на одной ноге, натягивая кед.</text:p>
      <text:p text:style-name="P5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3">Я поднёс брелок пропуска к домофону, но дверь подъезда не открылась. Замигала красная лампочка и зажужжал зуммер.</text:p>
      <text:p text:style-name="P53">Я выругался.</text:p>
      <text:p text:style-name="P53"><text:span text:style-name="T3">– </text:span>Макс, что случилось? У нас проблемы?</text:p>
      <text:p text:style-name="P5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3"><text:span text:style-name="T3">– </text:span>Так что, будем ломать дверь? – Эпплджек критически осмотрелась, подмечая бабулек на лавочке и зевак во внутреннем скверике.</text:p>
      <text:p text:style-name="P53"><text:span text:style-name="T3">– </text:span>Нет нужды. Лучше станьте-ка сзади меня так, чтобы заслонить от этих бабулек и от вооон той камеры наблюдения.</text:p>
      <text:list xml:id="list4461927604380643277" text:style-name="L6">
        <text:list-header>
          <text:p text:style-name="P87"><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5">Раздался лёгкий «кряк» и дверь подалась.</text:p>
      <text:p text:style-name="P70"><text:span text:style-name="T3">– </text:span>Девушки, заходим.</text:p>
      <text:p text:style-name="P4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5">Прихожая встретила нас толстым слоем пыли. Мы тихонько прошли внутрь и я закрыл дверь изнутри.</text:p>
      <text:p text:style-name="P40"><text:span text:style-name="T1">Компьютер</text:span> стоял там же, где и обычно <text:span text:style-name="T1">— в личном кабинете Влада на столе у окна.</text:span></text:p>
      <text:p text:style-name="P70"><text:span text:style-name="T3">– </text:span>Макс, тут окно разбито! И верёвка какая-то висит. – крикнула Флаттершай из кухни.</text:p>
      <text:p text:style-name="P70"><text:span text:style-name="T3">– </text:span>Оставь, Флатти, не сейчас! – отмахнулся я.</text:p>
      <text:p text:style-name="P76">Лампочка питания на ноутбуке горела, <text:s/>но подключенный монитор оставался тёмным. Я постучал по пробелу, но безрезультатно.</text:p>
      <text:p text:style-name="P7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0"><text:span text:style-name="T3">– </text:span>Монитор выключен. – <text:s/>раздалось из угла. Кресло с высокой спинкой повернулось, открыв нашим взорам Дискорда. </text:p>
      <text:p text:style-name="P7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0">Он приподнял панамку, дурашливо здороваясь.</text:p>
      <text:p text:style-name="P70"><text:span text:style-name="T3">– </text:span>Оп-па! – пробормотала Эпплджек. – Нежданчик!</text:p>
      <text:p text:style-name="P70"><text:span text:style-name="T3">– </text:span>Ты, я вижу, времени не терял, – моя рука под прикрытием стола медленно тянулась к тяжёлой фарфоровой кружке, стоящей на краю.</text:p>
      <text:p text:style-name="P55"><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3">– </text:span>А почему ты вообще решил искать нас тут? – спросила Эпплджек. – Приехал бы домой. Мы б тебя <text:soft-page-break/>чаем напоили.</text:p>
      <text:p text:style-name="P55"><text:span text:style-name="T3">– </text:span>Видишь ли, дорогая Эй-Джей, я с самого начала знал, где находится наша уважаемая принцесса, а времени в обрез, так что...</text:p>
      <text:p text:style-name="P60">В проёме дверей появилась Флаттершай.</text:p>
      <text:p text:style-name="P55"><text:span text:style-name="T3">– </text:span>С кем это вы тут разговариваете?</text:p>
      <text:list xml:id="list5774322726182351124" text:style-name="L7">
        <text:list-header>
          <text:p text:style-name="P9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0">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70">На лице Дискорда появилось удивлённо-мечтательное выражение и он вырубился.</text:p>
      <text:p text:style-name="P70"/>
      <text:h text:style-name="P90" text:outline-level="2">Селестия</text:h>
      <text:p text:style-name="P70"/>
      <text:p text:style-name="P70">Включенный монитор показал схематическое изображение Селестиии, </text:p>
      <text:p text:style-name="P71">&gt;\<text:span text:style-name="T1">Привет, Селестия. Это Макс. Как себя чувствуешь?</text:span></text:p>
      <text:p text:style-name="P71">&lt;\<text:span text:style-name="T1">Макс? МАКС??? МА-А-А-АКС!!! НАКОНЕЦ-ТО! КАК Я РАДА ТЕБЯ СЛЫШАТЬ! </text:span></text:p>
      <text:p text:style-name="P71">&gt;\<text:span text:style-name="T1">Я рад, что нашёл тебя, Тия.</text:span></text:p>
      <text:p text:style-name="P7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1">&gt;\<text:span text:style-name="T1">Тия, я сейчас подключу микрофон и колонки, и мы сможем общаться более удобно.</text:span></text:p>
      <text:p text:style-name="P70">…</text:p>
      <text:p text:style-name="P70">– Привет опять. Как ты меня слышишь?</text:p>
      <text:p text:style-name="P7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1">– <text:span text:style-name="T1">Могу себе представить. Как-то раз я провёл три часа камере сенсорной депривации. Мне не понравилось.</text:span></text:p>
      <text:p text:style-name="P70">– Эммм... Ваше Высочество, вы в порядке? Мы так рады, что наконец-то нашли Вас! – вклинилась в разговор Эпплджек.</text:p>
      <text:p text:style-name="P70">– Кто тут? Макс, кто ещё с тобой?</text:p>
      <text:p text:style-name="P71"><text:soft-page-break/><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1">– <text:span text:style-name="T1">Девочки? Я рада вас слышать. А Твайлайт нет рядом?</text:span></text:p>
      <text:p text:style-name="P7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0">При этих словах Дискорд замычал и задёргался. Эпплджек нахмурилась и проверила верёвки, привязывающие его к спинке стула.</text:p>
      <text:p text:style-name="P7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0">– Ноутбук — так называется место, где я нахожусь сейчас? А кто это мычит?</text:p>
      <text:p text:style-name="P7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0">– О, духи предков, но зачем??? Почему у него кляп во рту?</text:p>
      <text:p text:style-name="P70">– Мы связали его. Он нас предал. И тебя. И Эквестрию. Всех.</text:p>
      <text:p text:style-name="P70">При этих словах Эпплджек и Флаттершай непонимающе уставились на меня, а Дискорд протестующе замычал.</text:p>
      <text:p text:style-name="P70">Я начал рассказывать о своих догадках, и непонимающее выражение на лицах девушек сменилось удивлением.</text:p>
      <text:p text:style-name="P7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0">– А зачем тогда ты приложила его книгой? – непонимающе уставился я на неё.</text:p>
      <text:p text:style-name="P70">– Потому что ты напал на него. Я и подумала — тебе виднее. И подсобила.</text:p>
      <text:p text:style-name="P70">Флаттершай отрицающе мотнула головой.</text:p>
      <text:p text:style-name="P70">– Не может Дискорд быть предателем. Он мой друг.</text:p>
      <text:p text:style-name="P70">Дискорд благодарственно замычал и закивал головой.</text:p>
      <text:p text:style-name="P7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0">Дискорд завёл глаза на лоб и обречённо завыл.</text:p>
      <text:p text:style-name="P70">– Макс, постой. Дай мне поговорить с ним. – сказала Селестия. – Не могу поверить, что Дискорд на такое пошёл.</text:p>
      <text:p text:style-name="P70">– Ну хорошо. Поговори. Послушаем, что он скажет.</text:p>
      <text:p text:style-name="P70">Я красноречиво покачал кулак перед его носом и вытащил кляп.</text:p>
      <text:p text:style-name="P70">...</text:p>
      <text:p text:style-name="P61">–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text:soft-page-break/>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4"/>
      <text:p text:style-name="P65">На мониторе высветился текст:</text:p>
      <text:p text:style-name="P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5"/>
      <text:p text:style-name="P65">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text:soft-page-break/>Потому разбрасываться такой возможностью не стоит. Если уж тебе повезло оказаться в новом мире — исследуй его сполна!..</text:p>
      <text:p text:style-name="P62">***</text:p>
      <text:p text:style-name="P67">&lt;<text:span text:style-name="T9">сюда можно вставить похождения Дискорда — вторая неопубликованная глава. Первая — секс с Селестией</text:span>&gt;</text:p>
      <text:p text:style-name="P62">***</text:p>
      <text:p text:style-name="P65">– Развяжите мне, наконец, руки! Или хотя бы одну. Плечами жестикулировать неудобно.... </text:p>
      <text:p text:style-name="P65">Я развязал Дискорду левую руку.</text:p>
      <text:p text:style-name="P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5">Дискорд принялся разминать затёкшее запястье.</text:p>
      <text:p text:style-name="P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5">– Какое письмо, Корди? – вскинулась до этого зачарованно слушавшая Дискорда Флаттершай.</text:p>
      <text:p text:style-name="P65">– Ну ваше же! Вы с Эпплджек написали мне о своих мытарствах тут. Вежливо так написали, спасибо...</text:p>
      <text:p text:style-name="P65">Флаттершай покрылась пунцовыми пятнами.</text:p>
      <text:p text:style-name="P65">– Я... Мы... – тут она совсем стушевалась.</text:p>
      <text:p text:style-name="P65">– Так а почему ты сказал, что никто не уйдёт в Эквестрию? – наконец перебила Дискорда скучавшая до этого Эпплджек.</text:p>
      <text:p text:style-name="P65">Дискорд уставился на неё долгим взглядом, а потом хлопнул себя по лбу.</text:p>
      <text:p text:style-name="P6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5">– И что? – продолжила его мысль Эпплджек.</text:p>
      <text:p text:style-name="P65">–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5">– И?!! – до меня уже дошло, но Эпплджек продолжала тупить.</text:p>
      <text:p text:style-name="P65">– Короче, времени у нас осталось что-то около пятнадцати минут. Или около того. – заявил Дискорд, поднеся к глазам запястье с массивными часами.</text:p>
      <text:p text:style-name="P65">– СКОЛЬКО??? – воскликнули хором я и девушки.</text:p>
      <text:p text:style-name="P65"><text:soft-page-break/>Дискорд открыл было рот, но его слова заглушил звонок в дверь.</text:p>
      <text:p text:style-name="P65">– ОТКРОЙТЕ, ПОЛИЦИЯ! Вам даётся полминуты, чтобы открыть дверь. Через тридцать секунд дверь будет выбита!</text:p>
      <text:p text:style-name="P6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5">Блядь!</text:p>
      <text:p text:style-name="P65">– На крышу, живо!!! Через окно на кухне! – зашипел Дискорд, отчаянно дёргая узлы свободной рукой.</text:p>
      <text:p text:style-name="P65">Эпплджек, одной рукой сгребя в охапку ноутбук, второй увлекая Флаттершай, кинулась на кухню.</text:p>
      <text:p text:style-name="P65">–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1"/>
      <text:h text:style-name="P90"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text:soft-page-break/>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2" text:outline-level="1">Беседа за столиком в ночи</text:h>
      <text:p text:style-name="P42">Из-за заинтересованности Эквуса в Максе, тому не приходится прилагать усилий для 34 — на что ему указывает Анакорн</text:p>
      <text:p text:style-name="P4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text:soft-page-break/>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0"><text:span text:style-name="T1">– </text:span>Анакорн. <text:span text:style-name="T1">– о</text:span>трекомендовался он. <text:span text:style-name="T3">– </text:span><text:span text:style-name="T1">Демиург.</text:span></text:p>
      <text:p text:style-name="P40"><text:span text:style-name="T1">– </text:span>П-привет. Макс. <text:span text:style-name="T1">– в</text:span> смятении представился я.</text:p>
      <text:p text:style-name="P4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0"><text:span text:style-name="T1">Юноша</text:span> закинул ногу за ногу и пытливо смотрел на меня, играя карандашём .</text:p>
      <text:p text:style-name="P40">Я совсем запутался.</text:p>
      <text:p text:style-name="P40"><text:span text:style-name="T1">– </text:span>Какая проблема? Какое решение? Кто ты <text:span text:style-name="T1">вообще</text:span>?</text:p>
      <text:p text:style-name="P4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5">– Стоп, не торопись. – у меня голова пошла кругом от информации. – Я ничего не понял. Какие-такие проблемы? Какие варианты? Зачем его поддерживать?</text:p>
      <text:p text:style-name="P45">Анакорн недовольно поморщился, но продолжил.</text:p>
      <text:p text:style-name="P4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5"><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5">На голограмме появилась солнечная система Эквуса. Почему-то в центре системы был сам Эквус. Вокруг него вращались солнце и луна.</text:p>
      <text:p text:style-name="P45">Анакорн плюхнулся обратно в кресло и схватился за голову. Потом, немного успокоившись, продолжил.</text:p>
      <text:p text:style-name="P4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5">Анакорн отпил из стакана и продолжил.</text:p>
      <text:p text:style-name="P4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5">Анакорн постучал по столику указкой. Солнечная система увеличилась, оставив в поле зрения только <text:soft-page-break/>шар Эквуса.</text:p>
      <text:p text:style-name="P4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47">Ко мне наконец-то пришло понимание ситуации.</text:p>
      <text:p text:style-name="P4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5">Анакорн смутился.</text:p>
      <text:p text:style-name="P4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5">(<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5"><text:span text:style-name="T6">– Сам ты раздолбай! – произнёс, наконец, Свирл</text:span>)</text:p>
      <text:p text:style-name="P45">… И создали вы его достаточно топорно — видишь, он трещит по швам.</text:p>
      <text:p text:style-name="P45">– Хмм. То есть, это брони создали Эквус?</text:p>
      <text:p text:style-name="P4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5">Я вспомнил события последнего года <text:span text:style-name="T3">&lt;</text:span>упомянуть в эпизоде на Терре, что МЛП-сериал закрылся год назад<text:span text:style-name="T3">&gt;</text:span></text:p>
      <text:p text:style-name="P4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5">Анакорн с такой силой сжал карандаш, что он хрустнул.</text:p>
      <text:p text:style-name="P4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2"><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2">– </text:p>
      <text:p text:style-name="P4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7">– Верни Рэйнбоу!!!</text:p>
      <text:p text:style-name="P47">Обломки карандаша выпали из кулака Анакорна на столик.</text:p>
      <text:p text:style-name="P47">– Э-э-э… м-м-м… ну-у-у... Нельзя сказать, что это совсем невыполнимо… Но, прямо скажу, задачка не для студента!</text:p>
      <text:p text:style-name="P47">– А ты студент?</text:p>
      <text:p text:style-name="P4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7">– Нет. Плата остаётся неизменной. Тут мы квиты. У меня тоже мало шансов помочь тебе — я не имею ни малейшего понятия, как это сделать.</text:p>
      <text:p text:style-name="P47">Ставшие почти прозрачными стены комнаты снова обрели материальность. Анакорн пожал плечами и протянул мне руку через столик.</text:p>
      <text:p text:style-name="P4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7">Я задумался.</text:p>
      <text:p text:style-name="P4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7">Анакорн почесал в затылке.</text:p>
      <text:p text:style-name="P47">– А кьютимарки? Как, <text:span text:style-name="T3">&lt;</text:span><text:span text:style-name="T10">чёрт</text:span><text:span text:style-name="T3">&gt;</text:span> меня побери, объяснить кьютимарки?</text:p>
      <text:p text:style-name="P47">– А кьютимарки ты сам даришь пони, когда распознаёшь их жизненное предназначение.</text:p>
      <text:p text:style-name="P4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7">Я пожал плечами.</text:p>
      <text:p text:style-name="P47">– А по-другому я не могу объяснить их появление. К сожалению.</text:p>
      <text:p text:style-name="P7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2">– Хорошо. Уболтал. Кьютимарки беру на себя. Так и знал, что мне самое трудное достанется!</text:p>
      <text:p text:style-name="P7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2">Анакорн проследил мой взгляд.</text:p>
      <text:p text:style-name="P72">– Нечего так смотреть. Если я стану применять магию вместо ловкости, теряется весь смысл упражнения... О, глянь-ка на Эквус!</text:p>
      <text:p text:style-name="P72">И впрямь, было на что посмотреть. Уровень помех на модели Эквуса значительно снизился и сама она стала светиться ровным голубоватым светом.</text:p>
      <text:p text:style-name="P7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2"/>
      <text:p text:style-name="P74">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5"/>
      <text:p text:style-name="P7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text:soft-page-break/>развёл руками</text:p>
      <text:p text:style-name="P74"/>
      <text:p text:style-name="P72">Я опять задумался. В голове было пусто. Хотя, если подумать с точки зрения программиста, можно... Наверное можно, раз все предыдущее прокатило...</text:p>
      <text:p text:style-name="P73">–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3">– Не понял? Это как? Как ты совместишь разрушенную магическими войнами Эквестрию с романтически-сексуальным раем для попаданцев?</text:p>
      <text:p text:style-name="P7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p text:style-name="P7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3"><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p text:style-name="P7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p text:style-name="P73"><text:span text:style-name="T3">– </text:span>Какой ещё, нафиг, «мой фанфик»? Я никакого фанфика не писал. И не собираюсь, вообще-то.</text:p>
      <text:p text:style-name="P73">Анакорн ехидно ухмыльнулся и откинулся в кресле, переплетя пальцы за затылком.</text:p>
      <text:p text:style-name="P73"><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2"><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2"><text:span text:style-name="T3">– </text:span>Факн щит<text:note text:id="ftn9" text:note-class="footnote"><text:note-citation>9</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2"><text:soft-page-break/>Анакорн развёл руками.</text:p>
      <text:p text:style-name="P7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2">Анакорн, глядя на мои терзания, понимающе кивнул и продолжил.</text:p>
      <text:p text:style-name="P4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5">– Гм! Я бы попросил тебя не касаться моих отношений с Рэйнбоу!</text:p>
      <text:p text:style-name="P4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5">У меня сердце буквально ухнуло куда-то вниз, в область желудка.</text:p>
      <text:p text:style-name="P4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5">– Та ладно, не утешай. Я не маленький ребёнок. Долг платежом красен. Сделаю то, что ты хочешь. Как сумею.</text:p>
      <text:p text:style-name="P4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5">Анакорн наблюдал за мной без улыбки. По его нейтральному выражению лица невозможно было догадаться, о чём он думает.</text:p>
      <text:p text:style-name="P45">– Ну вот и отлично. Рад, что мы наконец-то пришли к сделке.</text:p>
      <text:p text:style-name="P4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8">– Пора закругляться. Ты начинаешь сгорать. Надо утрясти последние детали, пока ещё есть пару минут.</text:p>
      <text:p text:style-name="P45">– Валяй. Я тебя внимательно слушаю.</text:p>
      <text:p text:style-name="P45"><text:soft-page-break/>–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5">– А я разве сплю?</text:p>
      <text:p text:style-name="P45">– Сейчас — нет. Но как только мы закроем сделку — проснёшься. Потому что нет иного способа вернуть тебя в реальный мир.</text:p>
      <text:p text:style-name="P45">– Эээ, постой. А как я в Эквестрию и обратно возвращался?</text:p>
      <text:p text:style-name="P4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5">Так вот, возвращать тебя обратно в твой мир я не буду. </text:p>
      <text:p text:style-name="P45">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5">– Ты ещё увидишь пару снов на прощание. Удачи!</text:p>
      <text:p text:style-name="P45"/>
      <text:p text:style-name="P46">***</text:p>
      <text:p text:style-name="P45">–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5">– Пожалста. – ответил я безучастно. – Всегда рад. Только Вам не нужно было ТАК распинаться, чтобы заручиться моей помощью.</text:p>
      <text:p text:style-name="P45">Селестия на мгновение смутилась, но продолжила.</text:p>
      <text:p text:style-name="P4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9"><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6">– <text:span text:style-name="T1">Окей. Будь счастлив и... спасибо тебе за всё, Макс.</text:span></text:p>
      <text:p text:style-name="P61">…</text:p>
      <text:p text:style-name="P6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1">Он нахлобучил на себя невесть откуда взявшуюся двууголку.</text:p>
      <text:p text:style-name="P61">– Как вам это нравится, господа?! Дискорд — спаситель Эквестрии! Разрешите откланяться!..</text:p>
      <text:p text:style-name="P61"/>
      <text:list xml:id="list5790205120532418736" text:style-name="L8">
        <text:list-header>
          <text:p text:style-name="P88">(<text:span text:style-name="T12">Луна — как повелительница снов, слышала разговор Макса с Анакорном</text:span>)</text:p>
          <text:p text:style-name="P89"/>
        </text:list-header>
      </text:list>
      <text:p text:style-name="P62">***</text:p>
      <text:p text:style-name="P40"><text:span text:style-name="T1">–</text:span> Ты?..</text:p>
      <text:p text:style-name="P40"><text:span text:style-name="T1">–</text:span> Ты??!</text:p>
      <text:p text:style-name="P40"><text:span text:style-name="T1">–</text:span> Ты мне снишься??</text:p>
      <text:p text:style-name="P40"><text:span text:style-name="T1">–</text:span> Это ты мне снишься!!</text:p>
      <text:p text:style-name="P40"><text:span text:style-name="T1">–</text:span> Неважно… Пусть мы друг-другу снимся… Ты как, Дэш?</text:p>
      <text:p text:style-name="P4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0"><text:span text:style-name="T1">–</text:span> И я в порядке. Вот, возвращаюсь в свой мир. Ну, не совсем в свой. Почти в свой.</text:p>
      <text:p text:style-name="P40"><text:span text:style-name="T1">–</text:span> Навсегда?</text:p>
      <text:p text:style-name="P40"><text:span text:style-name="T1">–</text:span> Скорее всего, да.</text:p>
      <text:p text:style-name="P40"><text:span text:style-name="T1">–</text:span> Это плохо. Я хотела тебе сказать…</text:p>
      <text:p text:style-name="P40"><text:span text:style-name="T1">–</text:span> Не надо, Дэш. Не стоит терзать себя. Мне тоже очень хотелось остаться. Но так надо. Мне очень жаль…</text:p>
      <text:p text:style-name="P4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text:soft-page-break/>нужно быть в своём мире, это <text:span text:style-name="T1">же </text:span>не значит, что нам запрещено заглядывать к тебе?</text:p>
      <text:p text:style-name="P4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0"><text:span text:style-name="T1">–</text:span> И тебя, и Твайлайт, и Рэрити, и Селестию, и всех-всех-всех… Таковы правила.</text:p>
      <text:p text:style-name="P4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0">Я опустил руку на шею Дэш и ощутил теплоту и лёгкое покалывание в пустоте.</text:p>
      <text:p text:style-name="P40"><text:span text:style-name="T3">–</text:span> Мне кажется, Дэш, <text:span text:style-name="T1">м</text:span>ы найдём способ связаться. Рано или поздно.</text:p>
      <text:p text:style-name="P40"><text:span text:style-name="T1">–</text:span> И лучше рано, чем поздно! Я не люблю ждать!</text:p>
      <text:p text:style-name="P40"><text:span text:style-name="T1">–</text:span> Да, Дэш. <text:span text:style-name="T1">–</text:span> Её образ начал таять. <text:span text:style-name="T1">–</text:span> Да, я помню. Я всё ещё помню…</text:p>
      <text:p text:style-name="P40"/>
      <text:h text:style-name="P90" text:outline-level="2">Земля</text:h>
      <text:p text:style-name="P43">Музыкальная тема из бегущего по лезвию бритвы — <text:span text:style-name="T3">Mission impossible</text:span></text:p>
      <text:p text:style-name="P44">&lt;Ужас возвращения из тёплого волшебного мира друзей в холодную скучную реальность.&gt;</text:p>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text:soft-page-break/></text:p>
      <text:p text:style-name="P40"/>
      <text:p text:style-name="P40"/>
      <text:p text:style-name="P40"/>
      <text:p text:style-name="P40"/>
      <text:p text:style-name="P40"/>
      <text:p text:style-name="P40"/>
      <text:p text:style-name="P40"/>
      <text:p text:style-name="P4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0"/>
      <text:p text:style-name="P4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18T19:12:29.237014093</dc:date>
    <meta:editing-duration>P35DT4H45M40S</meta:editing-duration>
    <meta:editing-cycles>900</meta:editing-cycles>
    <meta:generator>LibreOffice/5.0.2.2$Linux_X86_64 LibreOffice_project/00m0$Build-2</meta:generator>
    <meta:document-statistic meta:table-count="0" meta:image-count="0" meta:object-count="0" meta:page-count="107" meta:paragraph-count="2111" meta:word-count="45786" meta:character-count="305128" meta:non-whitespace-character-count="259219"/>
  </office:meta>
</office:document-meta>
</file>